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l" style:country-asian="PL"/>
    </style:style>
    <style:style style:name="P2" style:parent-style-name="Normalny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3" style:parent-style-name="Normalny" style:family="paragraph">
      <style:paragraph-properties fo:text-align="end" fo:margin-bottom="0in" fo:line-height="100%"/>
    </style:style>
    <style:style style:name="T4" style:parent-style-name="Domyślnaczcionkaakapitu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pl" style:country-asian="PL"/>
    </style:style>
    <style:style style:name="T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pl" style:country-asian="PL"/>
    </style:style>
    <style:style style:name="T6" style:parent-style-name="Domyślnaczcionkaakapitu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pl" style:country-asian="PL"/>
    </style:style>
    <style:style style:name="P7" style:parent-style-name="Normalny" style:family="paragraph">
      <style:paragraph-properties fo:line-height="100%" fo:background-color="#F7F7F7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8" style:parent-style-name="Normalny" style:family="paragraph">
      <style:paragraph-properties fo:margin-top="0.0694in" fo:margin-bottom="0.0694in" fo:line-height="100%"/>
    </style:style>
    <style:style style:name="T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style:language-asian="pl" style:country-asian="PL"/>
    </style:style>
    <style:style style:name="P10" style:parent-style-name="Normalny" style:family="paragraph">
      <style:paragraph-properties fo:margin-bottom="0in" fo:line-height="100%"/>
    </style:style>
    <style:style style:name="T1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l" style:country-asian="PL"/>
    </style:style>
    <style:style style:name="T1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l" style:country-asian="PL"/>
    </style:style>
    <style:style style:name="T17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l" style:country-asian="PL"/>
    </style:style>
    <style:style style:name="T1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20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21" style:parent-style-name="Normalny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22" style:parent-style-name="Normalny" style:family="paragraph">
      <style:paragraph-properties fo:margin-bottom="0in" fo:line-height="100%"/>
    </style:style>
    <style:style style:name="T2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l" style:country-asian="PL"/>
    </style:style>
    <style:style style:name="T2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7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28" style:parent-style-name="Normalny" style:family="paragraph">
      <style:paragraph-properties fo:margin-top="0.0694in" fo:margin-bottom="0.0694in" fo:line-height="100%"/>
    </style:style>
    <style:style style:name="T2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style:language-asian="pl" style:country-asian="PL"/>
    </style:style>
    <style:style style:name="P30" style:parent-style-name="Normalny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olumn32" style:family="table-column">
      <style:table-column-properties style:column-width="6.3625in"/>
    </style:style>
    <style:style style:name="Table31" style:family="table">
      <style:table-properties style:width="6.3625in" style:rel-width="100%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3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3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37" style:parent-style-name="Normalny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olumn39" style:family="table-column">
      <style:table-column-properties style:column-width="6.3625in"/>
    </style:style>
    <style:style style:name="Table38" style:family="table">
      <style:table-properties style:width="6.3625in" style:rel-width="100%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4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4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44" style:parent-style-name="Normalny" style:family="paragraph">
      <style:paragraph-properties fo:margin-bottom="0.1666in" fo:line-height="100%"/>
    </style:style>
    <style:style style:name="T4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4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47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4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4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pl" style:country-asian="PL"/>
    </style:style>
    <style:style style:name="T50" style:parent-style-name="Domyślnaczcionkaakapitu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pl" style:country-asian="PL"/>
    </style:style>
    <style:style style:name="T5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5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5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5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 style:language-asian="pl" style:country-asian="PL"/>
    </style:style>
    <style:style style:name="T5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5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5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l" style:country-asian="PL"/>
    </style:style>
    <style:style style:name="T5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5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6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6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olumn63" style:family="table-column">
      <style:table-column-properties style:column-width="6.3625in"/>
    </style:style>
    <style:style style:name="Table62" style:family="table">
      <style:table-properties style:width="6.3625in" style:rel-width="100%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6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67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68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69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70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71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7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7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7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75" style:parent-style-name="Normalny" style:family="paragraph">
      <style:paragraph-properties fo:margin-top="0.0694in" fo:margin-bottom="0.0694in" fo:line-height="100%"/>
    </style:style>
    <style:style style:name="T7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style:language-asian="pl" style:country-asian="PL"/>
    </style:style>
    <style:style style:name="P77" style:parent-style-name="Normalny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olumn79" style:family="table-column">
      <style:table-column-properties style:column-width="6.3625in"/>
    </style:style>
    <style:style style:name="Table78" style:family="table">
      <style:table-properties style:width="6.3625in" style:rel-width="100%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8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8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84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8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8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87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88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89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90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91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92" style:parent-style-name="Normalny" style:family="paragraph">
      <style:paragraph-properties fo:margin-bottom="0in" fo:line-height="100%"/>
    </style:style>
    <style:style style:name="T9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9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9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9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9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 style:language-asian="pl" style:country-asian="PL"/>
    </style:style>
    <style:style style:name="T9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9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100" style:parent-style-name="Normalny" style:family="paragraph">
      <style:paragraph-properties fo:margin-top="0.0694in" fo:margin-bottom="0.0694in" fo:line-height="100%"/>
    </style:style>
    <style:style style:name="T101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T10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103" style:parent-style-name="Normalny" style:family="paragraph">
      <style:paragraph-properties fo:margin-top="0.0694in" fo:margin-bottom="0.0694in" fo:line-height="100%"/>
    </style:style>
    <style:style style:name="T104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T10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106" style:parent-style-name="Normalny" style:family="paragraph">
      <style:paragraph-properties fo:margin-top="0.0694in" fo:margin-bottom="0.0694in" fo:line-height="100%"/>
    </style:style>
    <style:style style:name="T107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T10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109" style:parent-style-name="Normalny" style:family="paragraph">
      <style:paragraph-properties fo:margin-top="0.0694in" fo:margin-bottom="0.0694in" fo:line-height="100%"/>
    </style:style>
    <style:style style:name="T110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T11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112" style:parent-style-name="Normalny" style:family="paragraph">
      <style:paragraph-properties fo:margin-top="0.0694in" fo:margin-bottom="0.0694in" fo:line-height="100%"/>
    </style:style>
    <style:style style:name="T113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T11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115" style:parent-style-name="Normalny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olumn117" style:family="table-column">
      <style:table-column-properties style:column-width="6.3625in"/>
    </style:style>
    <style:style style:name="Table116" style:family="table">
      <style:table-properties style:width="6.3625in" style:rel-width="100%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120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21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2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2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124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12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12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127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128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129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130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131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13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133" style:parent-style-name="Normalny" style:family="paragraph">
      <style:paragraph-properties fo:margin-bottom="0in" fo:line-height="100%"/>
    </style:style>
    <style:style style:name="T13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3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3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 style:language-asian="pl" style:country-asian="PL"/>
    </style:style>
    <style:style style:name="T137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3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139" style:parent-style-name="Normalny" style:family="paragraph">
      <style:paragraph-properties fo:margin-top="0.0694in" fo:margin-bottom="0.0694in" fo:line-height="100%"/>
    </style:style>
    <style:style style:name="T140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T14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142" style:parent-style-name="Normalny" style:family="paragraph">
      <style:paragraph-properties fo:margin-top="0.0694in" fo:margin-bottom="0.0694in" fo:line-height="100%"/>
    </style:style>
    <style:style style:name="T143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T14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145" style:parent-style-name="Normalny" style:family="paragraph">
      <style:paragraph-properties fo:margin-top="0.0694in" fo:margin-bottom="0.0694in" fo:line-height="100%"/>
    </style:style>
    <style:style style:name="T146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T147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olumn149" style:family="table-column">
      <style:table-column-properties style:column-width="6.3625in"/>
    </style:style>
    <style:style style:name="Table148" style:family="table">
      <style:table-properties style:width="6.3625in" style:rel-width="100%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15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5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54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5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5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57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58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59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60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61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6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6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64" style:parent-style-name="Normalny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P165" style:parent-style-name="Normalny" style:family="paragraph">
      <style:paragraph-properties fo:margin-top="0.0694in" fo:margin-bottom="0.0694in" fo:line-height="100%"/>
    </style:style>
    <style:style style:name="T16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style:language-asian="pl" style:country-asian="PL"/>
    </style:style>
    <style:style style:name="P167" style:parent-style-name="Normalny" style:family="paragraph">
      <style:paragraph-properties fo:margin-bottom="0.1666in" fo:line-height="100%"/>
    </style:style>
    <style:style style:name="T16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 style:language-asian="pl" style:country-asian="PL"/>
    </style:style>
    <style:style style:name="TableColumn170" style:family="table-column">
      <style:table-column-properties style:column-width="6.3625in"/>
    </style:style>
    <style:style style:name="Table169" style:family="table">
      <style:table-properties style:width="6.3625in" style:rel-width="100%" fo:margin-left="0in" table:align="left"/>
    </style:style>
    <style:style style:name="TableRow171" style:family="table-row">
      <style:table-row-properties/>
    </style:style>
    <style:style style:name="TableCell172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17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74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7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7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77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78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79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80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81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82" style:parent-style-name="Normalny" style:family="paragraph">
      <style:paragraph-properties fo:margin-bottom="0.1666in" fo:line-height="100%"/>
    </style:style>
    <style:style style:name="T18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84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85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 style:language-asian="pl" style:country-asian="PL"/>
    </style:style>
    <style:style style:name="T18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187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olumn189" style:family="table-column">
      <style:table-column-properties style:column-width="6.3625in"/>
    </style:style>
    <style:style style:name="Table188" style:family="table">
      <style:table-properties style:width="6.3625in" style:rel-width="100%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19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9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94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9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9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97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198" style:parent-style-name="Normalny" style:family="paragraph">
      <style:paragraph-properties fo:margin-bottom="0.1666in" fo:line-height="100%"/>
    </style:style>
    <style:style style:name="T19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0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01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 style:language-asian="pl" style:country-asian="PL"/>
    </style:style>
    <style:style style:name="T20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0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olumn205" style:family="table-column">
      <style:table-column-properties style:column-width="6.3625in"/>
    </style:style>
    <style:style style:name="Table204" style:family="table">
      <style:table-properties style:width="6.3625in" style:rel-width="100%" fo:margin-left="0in" table:align="left"/>
    </style:style>
    <style:style style:name="TableRow206" style:family="table-row">
      <style:table-row-properties/>
    </style:style>
    <style:style style:name="TableCell207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208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09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10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11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1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1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14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1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1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17" style:parent-style-name="Normalny" style:family="paragraph">
      <style:paragraph-properties fo:margin-bottom="0.1666in" fo:line-height="100%"/>
    </style:style>
    <style:style style:name="T218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19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20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21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2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 style:language-asian="pl" style:country-asian="PL"/>
    </style:style>
    <style:style style:name="TableColumn224" style:family="table-column">
      <style:table-column-properties style:column-width="6.3625in"/>
    </style:style>
    <style:style style:name="Table223" style:family="table">
      <style:table-properties style:width="6.3625in" style:rel-width="100%" fo:margin-left="0in" table:align="left"/>
    </style:style>
    <style:style style:name="TableRow225" style:family="table-row">
      <style:table-row-properties/>
    </style:style>
    <style:style style:name="TableCell226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227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28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29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30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31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3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3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T234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3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3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37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38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39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40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41" style:parent-style-name="Normalny" style:family="paragraph">
      <style:paragraph-properties fo:margin-bottom="0.1666in" fo:line-height="100%"/>
    </style:style>
    <style:style style:name="T242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43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4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 style:language-asian="pl" style:country-asian="PL"/>
    </style:style>
    <style:style style:name="T245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246" style:parent-style-name="Domyślnaczcionkaakapitu" style:family="tex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ableColumn248" style:family="table-column">
      <style:table-column-properties style:column-width="6.3625in"/>
    </style:style>
    <style:style style:name="Table247" style:family="table">
      <style:table-properties style:width="6.3625in" style:rel-width="100%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none" fo:background-color="#F7F9CF" style:vertical-align="middle" fo:padding-top="0.0104in" fo:padding-left="0.0104in" fo:padding-bottom="0.0104in" fo:padding-right="0.0104in"/>
    </style:style>
    <style:style style:name="P251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5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5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54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5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5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7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T258" style:parent-style-name="Domyślnaczcionkaakapitu" style:family="text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59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60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61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62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263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64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6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66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pl" style:country-asian="PL"/>
    </style:style>
    <style:style style:name="P267" style:parent-style-name="Normalny" style:family="paragraph">
      <style:text-properties fo:language="en" fo:country="US"/>
    </style:style>
  </office:automatic-styles>
  <office:body>
    <office:text text:use-soft-page-breaks="true">
      <text:p text:style-name="P1">Make - Tworzenie Makefile</text:p>
      <text:p text:style-name="P2"/>
      <text:p text:style-name="P3"><text:span text:style-name="T4">Autor:<text:s/></text:span><text:span text:style-name="T5">mgr inż. Bartosz Baliś</text:span><text:span text:style-name="T6"><text:s/>    </text:span></text:p>
      <text:p text:style-name="P7"/>
      <text:p text:style-name="P8"><text:bookmark-start text:name="n0"/><text:span text:style-name="T9">Wstęp</text:span><text:bookmark-end text:name="n0"/></text:p>
      <text:p text:style-name="P10"><text:span text:style-name="T11">Narzędzie<text:s/></text:span><text:span text:style-name="T12">make</text:span><text:span text:style-name="T13"><text:s/>służy do zarządzania kompilacją projektów składających się z wielu plików źródłowych.<text:s/></text:span><text:span text:style-name="T14"><text:line-break/></text:span><text:span text:style-name="T15"><text:line-break/>Aby używać make należy napisać skrypt o nazwie<text:s/></text:span><text:span text:style-name="T16">Makefile</text:span><text:span text:style-name="T17"><text:s/>lub<text:s/></text:span><text:span text:style-name="T18">makefile</text:span><text:span text:style-name="T19">, w którym opisane są:<text:s/></text:span></text:p>
      <text:list text:style-name="LFO1" text:continue-numbering="true">
        <text:list-item>
          <text:p text:style-name="P20">zależności pomiędzy plikami źródłowymi i plikami wynikowymi,<text:s/></text:p>
        </text:list-item>
        <text:list-item>
          <text:p text:style-name="P21">sposób tworzenia plików wynikowych z plików źródłowych.<text:s/></text:p>
        </text:list-item>
      </text:list>
      <text:p text:style-name="P22"><text:span text:style-name="T23">Następnie przy pomocy polecenia<text:s/></text:span><text:span text:style-name="T24">make</text:span><text:span text:style-name="T25"><text:s/>kompilujemy projekt.<text:s/></text:span><text:span text:style-name="T26"><text:line-break/></text:span><text:span text:style-name="T27"><text:line-break/>Make usprawnia kompilację, gdyż samodzielnie decyduje, które z plików źródłowych mają być przekompilowane (sprawdzając daty ostatniej modyfikacji).<text:s/></text:span></text:p>
      <text:p text:style-name="P28"><text:bookmark-start text:name="n1"/><text:span text:style-name="T29">Budowa pliku Makefile</text:span><text:bookmark-end text:name="n1"/></text:p>
      <text:p text:style-name="P30">Plik Makefile składa się głównie z reguł. Reguła ma następującą budowę:<text:s/>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CEL: SKŁADNIKI</text:p>
            <text:p text:style-name="P36"><text:tab/>KOMENDA</text:p>
          </table:table-cell>
        </table:table-row>
      </table:table>
      <text:p text:style-name="P37"><text:line-break/><text:line-break/>Gdzie CEL to nazwa pliku docelowego, który jest tworzony z plików wymienionych jako SKŁADNIKI, zaś KOMENDA podaje komendę, która tworzy plik docelowy CEL z plików składowych SKŁADNIKI<text:s/><text:line-break/><text:line-break/>Przykład reguły:<text:s/></text:p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hello: hello.c aux.c</text:p>
            <text:p text:style-name="P43"><text:tab/>gcc hello.c aux.c -o hello</text:p>
          </table:table-cell>
        </table:table-row>
      </table:table>
      <text:p text:style-name="P44"><text:span text:style-name="T45"><text:line-break/></text:span><text:span text:style-name="T46"><text:line-break/>Reguła ta określa sposób tworzenia pliku wykonywalnego hello z plików hello.c i aux.c<text:s/></text:span><text:span text:style-name="T47"><text:line-break/></text:span><text:span text:style-name="T48"><text:line-break/></text:span><text:span text:style-name="T49">UWAGA</text:span><text:span text:style-name="T50"><text:s/>Przed komendą musi obowiązkowo wystąpić znak tabulacji.</text:span><text:span text:style-name="T51"><text:s/></text:span><text:span text:style-name="T52"><text:line-break/></text:span><text:span text:style-name="T53"><text:line-break/></text:span><text:span text:style-name="T54">Przetwarzanie pliku składającego się z wielu reguł.</text:span><text:span text:style-name="T55"><text:line-break/></text:span><text:span text:style-name="T56"><text:line-break/></text:span><text:span text:style-name="T57">Make dąży do tego, żeby utworzyć plik docelowy znajdujący się w pierwszej regule w pliku Makefile.</text:span><text:span text:style-name="T58"><text:s/>szystkie pozostałe reguły w pliku Makefile są pomocnicze i zwykle podają<text:s/></text:span><text:soft-page-break/><text:span text:style-name="T59">sposób utworzenia składników z reguł poprzednich.<text:s/></text:span><text:span text:style-name="T60"><text:line-break/></text:span><text:span text:style-name="T61"><text:line-break/>Przykład pliku Makefile składającego się z kilku reguł:<text:s/></text:span>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hello: hello.o aux.o</text:p>
            <text:p text:style-name="P67"><text:tab/>gcc hello.o aux.o -o hello</text:p>
            <text:p text:style-name="P68"/>
            <text:p text:style-name="P69">hello.o: hello.c</text:p>
            <text:p text:style-name="P70"><text:tab/>gcc -c hello.c -o hello.o</text:p>
            <text:p text:style-name="P71"/>
            <text:p text:style-name="P72">aux.o: aux.c</text:p>
            <text:p text:style-name="P73"><text:tab/>gcc -c aux.c -o aux.o</text:p>
          </table:table-cell>
        </table:table-row>
      </table:table>
      <text:p text:style-name="P74"><text:line-break/><text:line-break/>W tym wypadku głównym plikiem docelowym jest plik hello. Jego składniki to pliki hello.o i aux.o. Make szuka tych plików w katalogu bieżącym, jeśli jednak ich nie znajdzie to szuka reguł, które podają sposób w jaki te pliki utworzyć. W powyższym przykładzie są to dwie kolejne reguły. Make korzysta z nich, żeby utworzyć składniki reguły głównej i dopiero wtedy może utworzyć główny plik docelowy hello<text:s/></text:p>
      <text:p text:style-name="P75"><text:bookmark-start text:name="n2"/><text:span text:style-name="T76">Zmienne w pliku Makefile</text:span><text:bookmark-end text:name="n2"/></text:p>
      <text:p text:style-name="P77">W pliku Makefile można definiować zmienne, tak jak w poniższym przykładzie:<text:s/></text:p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OBJS=hello.o aux.o</text:p>
            <text:p text:style-name="P83"/>
            <text:p text:style-name="P84">hello: $(OBJS)</text:p>
            <text:p text:style-name="P85"><text:tab/>gcc $(OBJS) -o hello</text:p>
            <text:p text:style-name="P86"/>
            <text:p text:style-name="P87">hello.o: hello.c</text:p>
            <text:p text:style-name="P88"><text:tab/>gcc -c hello.c -o hello.o</text:p>
            <text:p text:style-name="P89"/>
            <text:p text:style-name="P90">aux.o: aux.c</text:p>
            <text:p text:style-name="P91"><text:tab/>gcc -c aux.c -o aux.o</text:p>
          </table:table-cell>
        </table:table-row>
      </table:table>
      <text:p text:style-name="P92"><text:span text:style-name="T93"><text:line-break/></text:span><text:span text:style-name="T94"><text:line-break/>W tym przykładzie zdefiniowana została zmienna o nazwie OBJS i nadana jej została wartość 'hello.o aux.o'. Odwołanie do zdefiniowanej zmiennej odbywa się przy pomocy znaku dolara i nawiasów okrągłych. W tym przypadku raz zdefiniowana zmienna została użyta dwukrotnie. Jeśli będziemy chcieli dodać coś do listy składników pliku hello to dzięki użyciu zmiennej wystarczy to zrobić raz - w definicji zmiennej OBJS<text:s/></text:span><text:span text:style-name="T95"><text:line-break/></text:span><text:span text:style-name="T96"><text:line-break/></text:span><text:span text:style-name="T97">Zmienne standardowe</text:span><text:span text:style-name="T98"><text:line-break/></text:span><text:span text:style-name="T99"><text:line-break/>W Makefile można używać wielu zmiennych zdefiniowanych standardowo. Najczęściej używane zmienne standardowe:<text:s/></text:span></text:p>
      <text:list text:style-name="LFO2" text:continue-numbering="true">
        <text:list-item>
          <text:p text:style-name="P100"><text:span text:style-name="T101">CC</text:span><text:span text:style-name="T102"><text:s/>- nazwa kompilatora języka C<text:s/></text:span></text:p>
        </text:list-item>
        <text:list-item>
          <text:p text:style-name="P103"><text:span text:style-name="T104">CXX</text:span><text:span text:style-name="T105"><text:s/>- nazwa kompilatora języka C++<text:s/></text:span></text:p>
        </text:list-item>
        <text:list-item>
          <text:p text:style-name="P106"><text:span text:style-name="T107">CFLAGS</text:span><text:span text:style-name="T108"><text:s/>- opcje kompilatora języka C<text:s/></text:span></text:p>
        </text:list-item>
        <text:list-item>
          <text:p text:style-name="P109"><text:span text:style-name="T110">CXXLAGS</text:span><text:span text:style-name="T111"><text:s/>- opcje kompilatora języka C<text:s/></text:span></text:p>
        </text:list-item>
        <text:list-item>
          <text:p text:style-name="P112"><text:span text:style-name="T113">LFLAGS</text:span><text:span text:style-name="T114"><text:s/>- opcje dla linkera<text:s/></text:span></text:p>
        </text:list-item>
      </text:list>
      <text:soft-page-break/>
      <text:p text:style-name="P115">Zmienne standardowe mają pewną predefiniowaną wartość (np. zmienna CC ma predefiniowaną wartość 'cc'), którą jednak można zmieniać. Oto przykład:<text:s/></text:p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>CC=gcc</text:p>
            <text:p text:style-name="P121">CFLAGS=-g</text:p>
            <text:p text:style-name="P122">LFLAGS=</text:p>
            <text:p text:style-name="P123">OBJS=hello.o aux.o</text:p>
            <text:p text:style-name="P124"/>
            <text:p text:style-name="P125">hello: $(OBJS)</text:p>
            <text:p text:style-name="P126"><text:tab/>$(CC) $(LFLAGS) $(OBJS) -o hello</text:p>
            <text:p text:style-name="P127"/>
            <text:p text:style-name="P128">hello.o: hello.c</text:p>
            <text:p text:style-name="P129"><text:tab/>$(CC) $(CFLAGS) -c hello.c -o hello.o</text:p>
            <text:p text:style-name="P130"/>
            <text:p text:style-name="P131">aux.o: aux.c</text:p>
            <text:p text:style-name="P132"><text:tab/>$(CC) $(CFLAGS) -c aux.c -o aux.o</text:p>
          </table:table-cell>
        </table:table-row>
      </table:table>
      <text:p text:style-name="P133"><text:span text:style-name="T134"><text:line-break/></text:span><text:span text:style-name="T135"><text:line-break/></text:span><text:span text:style-name="T136">Zmienne automatyczne</text:span><text:span text:style-name="T137"><text:line-break/></text:span><text:span text:style-name="T138"><text:line-break/>Zmienne automatyczne są to specjalne zmienne, które przechowują wartości zmieniające się dynamicznie w trakcie wykonywania Makefile'a, np. nazwa pliku docelowego aktualnie przetwarzanej reguły. Najczęściej używane zmienne automatyczne:<text:s/></text:span></text:p>
      <text:list text:style-name="LFO3" text:continue-numbering="true">
        <text:list-item>
          <text:p text:style-name="P139"><text:span text:style-name="T140">&lt;</text:span><text:span text:style-name="T141"><text:s/>- aktualnie przetwarzany plik z listy składników (patrz przykład)<text:s/></text:span></text:p>
        </text:list-item>
        <text:list-item>
          <text:p text:style-name="P142"><text:span text:style-name="T143">@</text:span><text:span text:style-name="T144"><text:s/>- nazwa pliku docelowego<text:s/></text:span></text:p>
        </text:list-item>
        <text:list-item>
          <text:p text:style-name="P145"><text:span text:style-name="T146">^</text:span><text:span text:style-name="T147"><text:s/>- składniki<text:s/></text:span></text:p>
        </text:list-item>
      </text:list>
      <table:table table:style-name="Table148">
        <table:table-columns>
          <table:table-column table:style-name="TableColumn149"/>
        </table:table-columns>
        <table:table-row table:style-name="TableRow150">
          <table:table-cell table:style-name="TableCell151">
            <text:p text:style-name="P152">CC=gcc</text:p>
            <text:p text:style-name="P153">CFLAGS=-g</text:p>
            <text:p text:style-name="P154">OBJS=hello.o aux.o</text:p>
            <text:p text:style-name="P155"/>
            <text:p text:style-name="P156">hello: $(OBJS)</text:p>
            <text:p text:style-name="P157"><text:tab/>$(CC) $(LFLAGS) $^ -o $@</text:p>
            <text:p text:style-name="P158"/>
            <text:p text:style-name="P159">hello.o: hello.c</text:p>
            <text:p text:style-name="P160"><text:tab/>$(CC) $(CFLAGS) -c $&lt; -o $@</text:p>
            <text:p text:style-name="P161"/>
            <text:p text:style-name="P162">aux.o: aux.c</text:p>
            <text:p text:style-name="P163"><text:tab/>$(CC) $(CFLAGS) -c $&lt; -o $@</text:p>
          </table:table-cell>
        </table:table-row>
      </table:table>
      <text:p text:style-name="P164"/>
      <text:p text:style-name="P165"><text:bookmark-start text:name="n3"/><text:span text:style-name="T166">Więcej o regułach</text:span><text:bookmark-end text:name="n3"/></text:p>
      <text:p text:style-name="P167"><text:span text:style-name="T168">Reguły z wzorcem.</text:span></text:p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P173">CC=gcc</text:p>
            <text:p text:style-name="P174">CFLAGS=-g</text:p>
            <text:p text:style-name="P175">OBJS=hello.o aux.o</text:p>
            <text:p text:style-name="P176"/>
            <text:p text:style-name="P177">hello: $(OBJS)</text:p>
            <text:p text:style-name="P178"><text:tab/>$(CC) $(LFLAGS) $^ -o $@</text:p>
            <text:p text:style-name="P179"/>
            <text:p text:style-name="P180">$(OBJS): %.o: %.c</text:p>
            <text:p text:style-name="P181"><text:tab/>$(CC) -c $(CFLAGS) $&lt; -o $@</text:p>
          </table:table-cell>
        </table:table-row>
      </table:table>
      <text:soft-page-break/>
      <text:p text:style-name="P182"><text:span text:style-name="T183"><text:line-break/></text:span><text:span text:style-name="T184"><text:line-break/></text:span><text:span text:style-name="T185">Reguły domyślne.</text:span><text:span text:style-name="T186"><text:line-break/></text:span><text:span text:style-name="T187"><text:line-break/>Make posiada pewne standardowe reguły do tworzenia pewnych typów plików. W poniższym przykładzie pominięto regułę tworzenia plików '.o' z plików '.c'. Make posiada jednak standardowe, domyślne reguły tworzenia plików .o. W tym przypadku make odnajdzie w katalogu bieżącym pliki '.c', z których utworzy pliki '.o' przy pomocy polecenia '$(CC) -c'.]<text:s/></text:span></text:p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P192">CC=gcc</text:p>
            <text:p text:style-name="P193">CFLAGS=-g</text:p>
            <text:p text:style-name="P194">OBJS=hello.o aux.o</text:p>
            <text:p text:style-name="P195"/>
            <text:p text:style-name="P196">hello: $(OBJS)</text:p>
            <text:p text:style-name="P197"><text:tab/>$(CC) $(LFLAGS) $^ -o $@</text:p>
          </table:table-cell>
        </table:table-row>
      </table:table>
      <text:p text:style-name="P198"><text:span text:style-name="T199"><text:line-break/></text:span><text:span text:style-name="T200"><text:line-break/></text:span><text:span text:style-name="T201">Reguła clean</text:span><text:span text:style-name="T202"><text:line-break/></text:span><text:span text:style-name="T203"><text:line-break/>Każdy dobry plik makefile powinien posiadać regułę, która usuwa pliki pośrednie, tymczasowe, etc. powstałe podczas kompilacji. W powyższych przykładach plikami pośrednimi są pliki '.o'. Powszechnie przyjęło się, że taka reguła ma nazwę 'clean'. Oto przykład:<text:s/></text:span></text:p>
      <table:table table:style-name="Table204">
        <table:table-columns>
          <table:table-column table:style-name="TableColumn205"/>
        </table:table-columns>
        <table:table-row table:style-name="TableRow206">
          <table:table-cell table:style-name="TableCell207">
            <text:p text:style-name="P208">CC=gcc</text:p>
            <text:p text:style-name="P209">CFLAGS=-g</text:p>
            <text:p text:style-name="P210">OBJS=hello.o aux.o</text:p>
            <text:p text:style-name="P211"/>
            <text:p text:style-name="P212">hello: $(OBJS)</text:p>
            <text:p text:style-name="P213"><text:tab/>$(CC) $(LFLAGS) $^ -o $@</text:p>
            <text:p text:style-name="P214"/>
            <text:p text:style-name="P215">clean:</text:p>
            <text:p text:style-name="P216"><text:tab/>rm -f *.o</text:p>
          </table:table-cell>
        </table:table-row>
      </table:table>
      <text:p text:style-name="P217"><text:span text:style-name="T218"><text:line-break/></text:span><text:span text:style-name="T219"><text:line-break/>Zauważmy, że reguła clean ma pustą listę składników. Aby wywołać regułę clean używamy polecenia make clean<text:s/></text:span><text:span text:style-name="T220"><text:line-break/></text:span><text:span text:style-name="T221"><text:line-break/></text:span><text:span text:style-name="T222">Więcej plików wynikowych</text:span></text:p>
      <table:table table:style-name="Table223">
        <table:table-columns>
          <table:table-column table:style-name="TableColumn224"/>
        </table:table-columns>
        <table:table-row table:style-name="TableRow225">
          <table:table-cell table:style-name="TableCell226">
            <text:p text:style-name="P227">CC=gcc</text:p>
            <text:p text:style-name="P228"/>
            <text:p text:style-name="P229">all: prog1 prog2</text:p>
            <text:p text:style-name="P230"/>
            <text:p text:style-name="P231">prog1: prog1.c</text:p>
            <text:p text:style-name="P232"><text:span text:style-name="T233"><text:tab/></text:span><text:span text:style-name="T234">$(CC) $(CFLAGS) $(LFLAGS) prog1.c -o prog1</text:span></text:p>
            <text:p text:style-name="P235"><text:tab/></text:p>
            <text:p text:style-name="P236">prog2: prog2.c</text:p>
            <text:p text:style-name="P237"><text:tab/>$(CC) $(CFLAGS) $(LFLAGS) prog2.c -o prog2</text:p>
            <text:p text:style-name="P238"/>
            <text:p text:style-name="P239">clean:</text:p>
            <text:p text:style-name="P240"><text:tab/>rm -f prog1.o prog2.o</text:p>
          </table:table-cell>
        </table:table-row>
      </table:table>
      <text:p text:style-name="P241"><text:span text:style-name="T242"><text:line-break/></text:span><text:span text:style-name="T243"><text:line-break/></text:span><text:span text:style-name="T244">Reguła .PHONY</text:span><text:span text:style-name="T245"><text:line-break/></text:span><text:soft-page-break/><text:span text:style-name="T246"><text:line-break/>Reguły 'clean' i 'all' są regułami specjalnymi w tym sensie, że 'clean' i 'all' nie są nazwami plików. Gdyby jednak zdarzyło się, że w katalogu bieżącym istnieje plik o nazwie 'all' lub 'clean' to reguły te mogłyby nie działać! Aby temu zapobiec trzeba by poinstruować make'a, że 'all' i 'clean' nie są nazwami plików. Do tego celu służy specjalna reguła o nazwie '.PHONY'.<text:s/></text:span></text:p>
      <table:table table:style-name="Table247">
        <table:table-columns>
          <table:table-column table:style-name="TableColumn248"/>
        </table:table-columns>
        <table:table-row table:style-name="TableRow249">
          <table:table-cell table:style-name="TableCell250">
            <text:p text:style-name="P251">CC=gcc</text:p>
            <text:p text:style-name="P252"/>
            <text:p text:style-name="P253">all: prog1 prog2</text:p>
            <text:p text:style-name="P254"/>
            <text:p text:style-name="P255">prog1: prog1.c</text:p>
            <text:p text:style-name="P256"><text:span text:style-name="T257"><text:tab/></text:span><text:span text:style-name="T258">$(CC) $(CFLAGS) $(LFLAGS) prog1.c -o prog1</text:span></text:p>
            <text:p text:style-name="P259"><text:tab/></text:p>
            <text:p text:style-name="P260">prog2: prog2.c</text:p>
            <text:p text:style-name="P261"><text:tab/>$(CC) $(CFLAGS) $(LFLAGS) prog2.c -o prog2</text:p>
            <text:p text:style-name="P262"/>
            <text:p text:style-name="P263">clean:</text:p>
            <text:p text:style-name="P264"><text:tab/>rm -f prog1.o prog2.o</text:p>
            <text:p text:style-name="P265"/>
            <text:p text:style-name="P266">.PHONY: all clean</text:p>
          </table:table-cell>
        </table:table-row>
      </table:table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l" style:country-asian="PL" fo:hyphenate="false"/>
    </style:style>
    <style:style style:name="Nagłówek2" style:display-name="Nagłówek 2" style:family="paragraph" style:parent-style-name="Normalny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l" style:country-asian="PL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l" style:country-asian="PL"/>
    </style:style>
    <style:style style:name="Nagłówek2Znak" style:display-name="Nagłówek 2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l" style:country-asian="PL"/>
    </style:style>
    <style:style style:name="text12" style:display-name="text12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HTML-stałaszerokość" style:display-name="HTML - stała szerokość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Admin</dc:creator>
    <meta:creation-date>2010-12-18T01:10:00Z</meta:creation-date>
    <dc:date>2010-12-18T01:11:00Z</dc:date>
    <meta:template xlink:href="Normal.dotm" xlink:type="simple"/>
    <meta:editing-cycles>1</meta:editing-cycles>
    <meta:editing-duration>PT60S</meta:editing-duration>
    <meta:document-statistic meta:page-count="5" meta:paragraph-count="11" meta:word-count="819" meta:character-count="5723" meta:row-count="40" meta:non-whitespace-character-count="4915"/>
  </office:meta>
</office:document-meta>
</file>